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ira Sans Condensed" svg:font-family="'Fira Sans Condensed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Fira Sans Condensed" fo:font-size="11pt" style:font-size-asian="11pt" style:font-size-complex="11pt"/>
    </style:style>
    <style:style style:name="ce31" style:family="table-cell" style:parent-style-name="Default">
      <style:table-cell-properties fo:border-bottom="none" fo:background-color="#f5f5f5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color="#000000" style:text-outline="false" style:text-line-through-style="none" style:text-line-through-type="none" style:font-name="Fira Sans Condensed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212121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color="#fafafa" style:text-outline="false" style:text-line-through-style="none" style:text-line-through-type="none" style:font-name="Fira Sans Condensed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e0e0e0" style:text-align-source="fix" style:repeat-content="false" fo:wrap-option="wrap" fo:border-left="0.06pt solid #000000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Fira Sans Condensed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f5f5f5" style:text-align-source="fix" style:repeat-content="false" fo:wrap-option="wrap" fo:border-left="0.06pt solid #000000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Fira Sans Condensed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f5f5f5" style:text-align-source="fix" style:repeat-content="false" fo:wrap-option="wrap" fo:border-left="0.06pt solid #000000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Fira Sans Condensed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e0e0e0" style:text-align-source="fix" style:repeat-content="false" fo:wrap-option="wrap" fo:border-left="0.06pt solid #000000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Fira Sans Condensed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1a237e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Fira Sans Condensed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1">
      <style:table-cell-properties fo:background-color="#e8eaf6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border-bottom="0.06pt solid #000000" fo:background-color="#1a237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fafafa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2">
      <style:table-cell-properties fo:background-color="#c5cae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able-cell-properties fo:background-color="#c5cae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1a237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Fira Sans Condensed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">
      <style:table-cell-properties fo:border-bottom="0.06pt solid #000000" fo:background-color="#1a237e" style:text-align-source="fix" style:repeat-content="false" fo:wrap-option="wrap" fo:border-left="none" fo:border-right="none" fo:border-top="0.06pt solid #000000"/>
      <style:paragraph-properties fo:text-align="center" fo:margin-left="0cm"/>
      <style:text-properties fo:color="#fafafa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b71c1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afafa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b71c1c" style:text-align-source="fix" style:repeat-content="false" fo:wrap-option="wrap" fo:border="0.06pt solid #000000"/>
      <style:paragraph-properties fo:text-align="center" fo:margin-left="0cm"/>
      <style:text-properties fo:color="#fafafa" style:text-outline="false" style:text-line-through-style="none" style:text-line-through-type="none" style:font-name="Fira Sans Condensed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">
      <style:table-cell-properties fo:background-color="#ffebee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fo:background-color="#f44336" style:text-align-source="fix" style:repeat-content="false" fo:wrap-option="wrap" fo:border="0.06pt solid #000000" style:vertical-align="middle"/>
      <style:paragraph-properties fo:text-align="center" fo:margin-left="0cm"/>
      <style:text-properties fo:color="#fafafa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2">
      <style:table-cell-properties fo:background-color="#ffcdd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background-color="#ffcdd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1pt" style:font-size-asian="11pt" style:font-size-complex="11pt"/>
    </style:style>
    <style:style style:name="ce51" style:family="table-cell" style:parent-style-name="Default" style:data-style-name="N11">
      <style:table-cell-properties fo:border-bottom="0.06pt solid #000000" fo:background-color="#9e9e9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1">
      <style:table-cell-properties fo:background-color="#ef9a9a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1">
      <style:table-cell-properties fo:border-bottom="0.06pt solid #000000" fo:background-color="#b71c1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afafa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background-color="#e5393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">
      <style:table-cell-properties fo:background-color="#e5393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5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06pt solid #000000" fo:background-color="#c62828" style:text-align-source="fix" style:repeat-content="false" fo:border-left="none" fo:border-right="none" fo:border-top="0.06pt solid #000000"/>
      <style:paragraph-properties fo:text-align="end" fo:margin-left="0cm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9" table:default-cell-style-name="ce3"/>
        <table:table-row table:style-name="ro1">
          <table:table-cell table:style-name="Default"/>
          <table:table-cell table:style-name="ce1" office:value-type="string" calcext:value-type="string">
            <text:p>0 a 4 anos</text:p>
          </table:table-cell>
          <table:table-cell table:style-name="ce1" office:value-type="string" calcext:value-type="string">
            <text:p>5 a 14 anos</text:p>
          </table:table-cell>
          <table:table-cell table:style-name="ce1" office:value-type="string" calcext:value-type="string">
            <text:p>15 a 24 anos</text:p>
          </table:table-cell>
          <table:table-cell table:style-name="ce1" office:value-type="string" calcext:value-type="string">
            <text:p>25 a 34 anos</text:p>
          </table:table-cell>
          <table:table-cell table:style-name="ce1" office:value-type="string" calcext:value-type="string">
            <text:p>35 a 44 anos</text:p>
          </table:table-cell>
          <table:table-cell table:style-name="ce1" office:value-type="string" calcext:value-type="string">
            <text:p>45 a 54 anos</text:p>
          </table:table-cell>
          <table:table-cell table:style-name="ce1" office:value-type="string" calcext:value-type="string">
            <text:p>55 a 64 anos</text:p>
          </table:table-cell>
          <table:table-cell table:style-name="ce1" office:value-type="string" calcext:value-type="string">
            <text:p>65 a 74 anos</text:p>
          </table:table-cell>
          <table:table-cell table:style-name="ce1" office:value-type="string" calcext:value-type="string">
            <text:p>75 anos ou mais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6.862222" calcext:value-type="float">
            <text:p>6,86</text:p>
          </table:table-cell>
          <table:table-cell office:value-type="float" office:value="14.476163" calcext:value-type="float">
            <text:p>14,48</text:p>
          </table:table-cell>
          <table:table-cell office:value-type="float" office:value="16.597675" calcext:value-type="float">
            <text:p>16,60</text:p>
          </table:table-cell>
          <table:table-cell office:value-type="float" office:value="16.781852" calcext:value-type="float">
            <text:p>16,78</text:p>
          </table:table-cell>
          <table:table-cell office:value-type="float" office:value="15.906391" calcext:value-type="float">
            <text:p>15,91</text:p>
          </table:table-cell>
          <table:table-cell office:value-type="float" office:value="12.035884" calcext:value-type="float">
            <text:p>12,04</text:p>
          </table:table-cell>
          <table:table-cell office:value-type="float" office:value="8.962842" calcext:value-type="float">
            <text:p>8,96</text:p>
          </table:table-cell>
          <table:table-cell office:value-type="float" office:value="5.294478" calcext:value-type="float">
            <text:p>5,29</text:p>
          </table:table-cell>
          <table:table-cell office:value-type="float" office:value="3.082493" calcext:value-type="float">
            <text:p>3,08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1.1812" calcext:value-type="float">
            <text:p>1,18</text:p>
          </table:table-cell>
          <table:table-cell office:value-type="float" office:value="2.251614" calcext:value-type="float">
            <text:p>2,25</text:p>
          </table:table-cell>
          <table:table-cell office:value-type="float" office:value="1.901957" calcext:value-type="float">
            <text:p>1,90</text:p>
          </table:table-cell>
          <table:table-cell office:value-type="float" office:value="1.21198" calcext:value-type="float">
            <text:p>1,21</text:p>
          </table:table-cell>
          <table:table-cell office:value-type="float" office:value="1.010164" calcext:value-type="float">
            <text:p>1,01</text:p>
          </table:table-cell>
          <table:table-cell office:value-type="float" office:value="1.284992" calcext:value-type="float">
            <text:p>1,28</text:p>
          </table:table-cell>
          <table:table-cell office:value-type="float" office:value="1.769348" calcext:value-type="float">
            <text:p>1,77</text:p>
          </table:table-cell>
          <table:table-cell office:value-type="float" office:value="1.452791" calcext:value-type="float">
            <text:p>1,45</text:p>
          </table:table-cell>
          <table:table-cell office:value-type="float" office:value="1.08184" calcext:value-type="float">
            <text:p>1,08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5.183569" calcext:value-type="float">
            <text:p>5,18</text:p>
          </table:table-cell>
          <table:table-cell office:value-type="float" office:value="10.875034" calcext:value-type="float">
            <text:p>10,88</text:p>
          </table:table-cell>
          <table:table-cell office:value-type="float" office:value="13.223184" calcext:value-type="float">
            <text:p>13,22</text:p>
          </table:table-cell>
          <table:table-cell office:value-type="float" office:value="14.480679" calcext:value-type="float">
            <text:p>14,48</text:p>
          </table:table-cell>
          <table:table-cell office:value-type="float" office:value="12.532614" calcext:value-type="float">
            <text:p>12,53</text:p>
          </table:table-cell>
          <table:table-cell office:value-type="float" office:value="8.607643" calcext:value-type="float">
            <text:p>8,61</text:p>
          </table:table-cell>
          <table:table-cell office:value-type="float" office:value="5.146398" calcext:value-type="float">
            <text:p>5,15</text:p>
          </table:table-cell>
          <table:table-cell office:value-type="float" office:value="2.562206" calcext:value-type="float">
            <text:p>2,56</text:p>
          </table:table-cell>
          <table:table-cell office:value-type="float" office:value="1.153271" calcext:value-type="float">
            <text:p>1,15</text:p>
          </table:table-cell>
        </table:table-row>
        <table:table-row table:style-name="ro2">
          <table:table-cell table:style-name="ce2" office:value-type="string" calcext:value-type="string">
            <text:p>25%</text:p>
          </table:table-cell>
          <table:table-cell office:value-type="float" office:value="6.089298" calcext:value-type="float">
            <text:p>6,09</text:p>
          </table:table-cell>
          <table:table-cell office:value-type="float" office:value="12.83416" calcext:value-type="float">
            <text:p>12,83</text:p>
          </table:table-cell>
          <table:table-cell office:value-type="float" office:value="14.777846" calcext:value-type="float">
            <text:p>14,78</text:p>
          </table:table-cell>
          <table:table-cell office:value-type="float" office:value="16.095797" calcext:value-type="float">
            <text:p>16,10</text:p>
          </table:table-cell>
          <table:table-cell office:value-type="float" office:value="15.603314" calcext:value-type="float">
            <text:p>15,60</text:p>
          </table:table-cell>
          <table:table-cell office:value-type="float" office:value="11.651126" calcext:value-type="float">
            <text:p>11,65</text:p>
          </table:table-cell>
          <table:table-cell office:value-type="float" office:value="7.818593" calcext:value-type="float">
            <text:p>7,82</text:p>
          </table:table-cell>
          <table:table-cell office:value-type="float" office:value="4.427501" calcext:value-type="float">
            <text:p>4,43</text:p>
          </table:table-cell>
          <table:table-cell office:value-type="float" office:value="2.438648" calcext:value-type="float">
            <text:p>2,44</text:p>
          </table:table-cell>
        </table:table-row>
        <table:table-row table:style-name="ro2">
          <table:table-cell table:style-name="ce2" office:value-type="string" calcext:value-type="string">
            <text:p>50%</text:p>
          </table:table-cell>
          <table:table-cell office:value-type="float" office:value="6.507138" calcext:value-type="float">
            <text:p>6,51</text:p>
          </table:table-cell>
          <table:table-cell office:value-type="float" office:value="14.295409" calcext:value-type="float">
            <text:p>14,30</text:p>
          </table:table-cell>
          <table:table-cell office:value-type="float" office:value="16.337427" calcext:value-type="float">
            <text:p>16,34</text:p>
          </table:table-cell>
          <table:table-cell office:value-type="float" office:value="16.696846" calcext:value-type="float">
            <text:p>16,70</text:p>
          </table:table-cell>
          <table:table-cell office:value-type="float" office:value="16.028173" calcext:value-type="float">
            <text:p>16,03</text:p>
          </table:table-cell>
          <table:table-cell office:value-type="float" office:value="12.462838" calcext:value-type="float">
            <text:p>12,46</text:p>
          </table:table-cell>
          <table:table-cell office:value-type="float" office:value="9.135643" calcext:value-type="float">
            <text:p>9,14</text:p>
          </table:table-cell>
          <table:table-cell office:value-type="float" office:value="5.31044" calcext:value-type="float">
            <text:p>5,31</text:p>
          </table:table-cell>
          <table:table-cell office:value-type="float" office:value="3.004158" calcext:value-type="float">
            <text:p>3,00</text:p>
          </table:table-cell>
        </table:table-row>
        <table:table-row table:style-name="ro2">
          <table:table-cell table:style-name="ce2" office:value-type="string" calcext:value-type="string">
            <text:p>75%</text:p>
          </table:table-cell>
          <table:table-cell office:value-type="float" office:value="7.484177" calcext:value-type="float">
            <text:p>7,48</text:p>
          </table:table-cell>
          <table:table-cell office:value-type="float" office:value="15.439501" calcext:value-type="float">
            <text:p>15,44</text:p>
          </table:table-cell>
          <table:table-cell office:value-type="float" office:value="18.033642" calcext:value-type="float">
            <text:p>18,03</text:p>
          </table:table-cell>
          <table:table-cell office:value-type="float" office:value="17.226024" calcext:value-type="float">
            <text:p>17,23</text:p>
          </table:table-cell>
          <table:table-cell office:value-type="float" office:value="16.454222" calcext:value-type="float">
            <text:p>16,45</text:p>
          </table:table-cell>
          <table:table-cell office:value-type="float" office:value="12.872777" calcext:value-type="float">
            <text:p>12,87</text:p>
          </table:table-cell>
          <table:table-cell office:value-type="float" office:value="10.241835" calcext:value-type="float">
            <text:p>10,24</text:p>
          </table:table-cell>
          <table:table-cell office:value-type="float" office:value="6.055767" calcext:value-type="float">
            <text:p>6,06</text:p>
          </table:table-cell>
          <table:table-cell office:value-type="float" office:value="3.701899" calcext:value-type="float">
            <text:p>3,70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office:value-type="float" office:value="10.737411" calcext:value-type="float">
            <text:p>10,74</text:p>
          </table:table-cell>
          <table:table-cell office:value-type="float" office:value="20.861108" calcext:value-type="float">
            <text:p>20,86</text:p>
          </table:table-cell>
          <table:table-cell office:value-type="float" office:value="20.953234" calcext:value-type="float">
            <text:p>20,95</text:p>
          </table:table-cell>
          <table:table-cell office:value-type="float" office:value="21.307907" calcext:value-type="float">
            <text:p>21,31</text:p>
          </table:table-cell>
          <table:table-cell office:value-type="float" office:value="18.069746" calcext:value-type="float">
            <text:p>18,07</text:p>
          </table:table-cell>
          <table:table-cell office:value-type="float" office:value="13.589537" calcext:value-type="float">
            <text:p>13,59</text:p>
          </table:table-cell>
          <table:table-cell office:value-type="float" office:value="11.947573" calcext:value-type="float">
            <text:p>11,95</text:p>
          </table:table-cell>
          <table:table-cell office:value-type="float" office:value="8.676353" calcext:value-type="float">
            <text:p>8,68</text:p>
          </table:table-cell>
          <table:table-cell office:value-type="float" office:value="5.982858" calcext:value-type="float">
            <text:p>5,98</text:p>
          </table:table-cell>
        </table:table-row>
      </table:table>
      <table:table table:name="Feuille2" table:style-name="ta1">
        <table:table-column table:style-name="co2" table:default-cell-style-name="ce27"/>
        <table:table-column table:style-name="co2" table:default-cell-style-name="ce28"/>
        <table:table-column table:style-name="co3" table:default-cell-style-name="ce28"/>
        <table:table-column table:style-name="co2" table:number-columns-repeated="10" table:default-cell-style-name="ce28"/>
        <table:table-column table:style-name="co2" table:number-columns-repeated="3" table:default-cell-style-name="ce27"/>
        <table:table-column table:style-name="co1" table:number-columns-repeated="1008" table:default-cell-style-name="ce27"/>
        <table:table-row table:style-name="ro3">
          <table:table-cell table:number-columns-repeated="1024"/>
        </table:table-row>
        <table:table-row table:style-name="ro3">
          <table:table-cell/>
          <table:table-cell table:style-name="ce29" table:number-columns-repeated="9"/>
          <table:table-cell table:style-name="ce57"/>
          <table:table-cell table:style-name="ce29" table:number-columns-repeated="2"/>
          <table:table-cell table:number-columns-repeated="1011"/>
        </table:table-row>
        <table:table-row table:style-name="ro4">
          <table:table-cell/>
          <table:table-cell table:style-name="ce29" table:number-columns-repeated="6"/>
          <table:table-cell table:style-name="ce44" office:value-type="string" calcext:value-type="string" table:number-columns-spanned="5" table:number-rows-spanned="1">
            <text:p>Grupo de risco</text:p>
          </table:table-cell>
          <table:covered-table-cell table:number-columns-repeated="2" table:style-name="ce50"/>
          <table:covered-table-cell table:style-name="ce58"/>
          <table:covered-table-cell table:style-name="ce60"/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/>
          <table:table-cell table:style-name="ce30"/>
          <table:table-cell table:style-name="ce37" office:value-type="string" calcext:value-type="string">
            <text:p>0 a 4</text:p>
          </table:table-cell>
          <table:table-cell table:style-name="ce42" office:value-type="string" calcext:value-type="string">
            <text:p>5 a 14</text:p>
          </table:table-cell>
          <table:table-cell table:style-name="ce37" office:value-type="string" calcext:value-type="string">
            <text:p>15 a 24 </text:p>
          </table:table-cell>
          <table:table-cell table:style-name="ce42" office:value-type="string" calcext:value-type="string">
            <text:p>25 a 34 </text:p>
          </table:table-cell>
          <table:table-cell table:style-name="ce45" office:value-type="string" calcext:value-type="string">
            <text:p>35 a 44 </text:p>
          </table:table-cell>
          <table:table-cell table:style-name="ce45" office:value-type="string" calcext:value-type="string">
            <text:p>45 a 54 </text:p>
          </table:table-cell>
          <table:table-cell table:style-name="ce45" office:value-type="string" calcext:value-type="string">
            <text:p>55 a 64 </text:p>
          </table:table-cell>
          <table:table-cell table:style-name="ce45" office:value-type="string" calcext:value-type="string">
            <text:p>65 a 74 </text:p>
          </table:table-cell>
          <table:table-cell table:style-name="ce45" office:value-type="string" calcext:value-type="string">
            <text:p>&gt;=75</text:p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/>
          <table:table-cell table:style-name="ce31" office:value-type="string" calcext:value-type="string">
            <text:p>Média</text:p>
          </table:table-cell>
          <table:table-cell table:style-name="ce38" table:formula="of:=[$Feuille1.B2] * 1/100" office:value-type="percentage" office:value="0.06862222" calcext:value-type="percentage">
            <text:p>6,86%</text:p>
          </table:table-cell>
          <table:table-cell table:style-name="ce38" table:formula="of:=[$Feuille1.C2] * 1/100" office:value-type="percentage" office:value="0.14476163" calcext:value-type="percentage">
            <text:p>14,48%</text:p>
          </table:table-cell>
          <table:table-cell table:style-name="ce38" table:formula="of:=[$Feuille1.D2] * 1/100" office:value-type="percentage" office:value="0.16597675" calcext:value-type="percentage">
            <text:p>16,60%</text:p>
          </table:table-cell>
          <table:table-cell table:style-name="ce38" table:formula="of:=[$Feuille1.E2] * 1/100" office:value-type="percentage" office:value="0.16781852" calcext:value-type="percentage">
            <text:p>16,78%</text:p>
          </table:table-cell>
          <table:table-cell table:style-name="ce46" table:formula="of:=[$Feuille1.F2] * 1/100" office:value-type="percentage" office:value="0.15906391" calcext:value-type="percentage">
            <text:p>15,91%</text:p>
          </table:table-cell>
          <table:table-cell table:style-name="ce46" table:formula="of:=[$Feuille1.G2] * 1/100" office:value-type="percentage" office:value="0.12035884" calcext:value-type="percentage">
            <text:p>12,04%</text:p>
          </table:table-cell>
          <table:table-cell table:style-name="ce52" table:formula="of:=[$Feuille1.H2] * 1/100" office:value-type="percentage" office:value="0.08962842" calcext:value-type="percentage">
            <text:p>8,96%</text:p>
          </table:table-cell>
          <table:table-cell table:style-name="ce52" table:formula="of:=[$Feuille1.I2] * 1/100" office:value-type="percentage" office:value="0.05294478" calcext:value-type="percentage">
            <text:p>5,29%</text:p>
          </table:table-cell>
          <table:table-cell table:style-name="ce52" table:formula="of:=[$Feuille1.J2] * 1/100" office:value-type="percentage" office:value="0.03082493" calcext:value-type="percentage">
            <text:p>3,08%</text:p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9"/>
          <table:table-cell table:style-name="ce32" office:value-type="string" calcext:value-type="string">
            <text:p>Média Acumulada</text:p>
          </table:table-cell>
          <table:table-cell table:style-name="ce39" table:formula="of:=SUM([.D5:.G5])" office:value-type="percentage" office:value="0.54717912" calcext:value-type="percentage" table:number-columns-spanned="4" table:number-rows-spanned="1">
            <text:p>54,72%</text:p>
          </table:table-cell>
          <table:covered-table-cell table:number-columns-repeated="3" table:style-name="ce43"/>
          <table:table-cell table:style-name="ce47" table:formula="of:=SUM([.H5:.I5])" office:value-type="percentage" office:value="0.27942275" calcext:value-type="percentage" table:number-columns-spanned="2" table:number-rows-spanned="1">
            <text:p>27,94%</text:p>
          </table:table-cell>
          <table:covered-table-cell table:style-name="ce51"/>
          <table:table-cell table:style-name="ce53" table:formula="of:=SUM([.J5:.L5])" office:value-type="percentage" office:value="0.17339813" calcext:value-type="percentage" table:number-columns-spanned="3" table:number-rows-spanned="1">
            <text:p>17,34%</text:p>
          </table:table-cell>
          <table:covered-table-cell table:number-columns-repeated="2" table:style-name="ce59"/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/>
          <table:table-cell table:style-name="ce33" office:value-type="string" calcext:value-type="string">
            <text:p>DP</text:p>
          </table:table-cell>
          <table:table-cell table:style-name="ce40" table:formula="of:=[$Feuille1.B3]" office:value-type="float" office:value="1.1812" calcext:value-type="float">
            <text:p>1,18</text:p>
          </table:table-cell>
          <table:table-cell table:style-name="ce40" table:formula="of:=[$Feuille1.C3]" office:value-type="float" office:value="2.251614" calcext:value-type="float">
            <text:p>2,25</text:p>
          </table:table-cell>
          <table:table-cell table:style-name="ce40" table:formula="of:=[$Feuille1.D3]" office:value-type="float" office:value="1.901957" calcext:value-type="float">
            <text:p>1,90</text:p>
          </table:table-cell>
          <table:table-cell table:style-name="ce40" table:formula="of:=[$Feuille1.E3]" office:value-type="float" office:value="1.21198" calcext:value-type="float">
            <text:p>1,21</text:p>
          </table:table-cell>
          <table:table-cell table:style-name="ce48" table:formula="of:=[$Feuille1.F3]" office:value-type="float" office:value="1.010164" calcext:value-type="float">
            <text:p>1,01</text:p>
          </table:table-cell>
          <table:table-cell table:style-name="ce48" table:formula="of:=[$Feuille1.G3]" office:value-type="float" office:value="1.284992" calcext:value-type="float">
            <text:p>1,28</text:p>
          </table:table-cell>
          <table:table-cell table:style-name="ce54" table:formula="of:=[$Feuille1.H3]" office:value-type="float" office:value="1.769348" calcext:value-type="float">
            <text:p>1,77</text:p>
          </table:table-cell>
          <table:table-cell table:style-name="ce54" table:formula="of:=[$Feuille1.I3]" office:value-type="float" office:value="1.452791" calcext:value-type="float">
            <text:p>1,45</text:p>
          </table:table-cell>
          <table:table-cell table:style-name="ce54" table:formula="of:=[$Feuille1.J3]" office:value-type="float" office:value="1.08184" calcext:value-type="float">
            <text:p>1,08</text:p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/>
          <table:table-cell table:style-name="ce34" office:value-type="string" calcext:value-type="string">
            <text:p>Mortes</text:p>
          </table:table-cell>
          <table:table-cell table:style-name="ce38" office:value-type="percentage" office:value="0.00038" calcext:value-type="percentage">
            <text:p>0,04%</text:p>
          </table:table-cell>
          <table:table-cell table:style-name="ce38" office:value-type="percentage" office:value="0.00031" calcext:value-type="percentage">
            <text:p>0,03%</text:p>
          </table:table-cell>
          <table:table-cell table:style-name="ce38" office:value-type="percentage" office:value="0.00264" calcext:value-type="percentage">
            <text:p>0,26%</text:p>
          </table:table-cell>
          <table:table-cell table:style-name="ce38" office:value-type="percentage" office:value="0.01112" calcext:value-type="percentage">
            <text:p>1,11%</text:p>
          </table:table-cell>
          <table:table-cell table:style-name="ce46" office:value-type="percentage" office:value="0.0277" calcext:value-type="percentage">
            <text:p>2,77%</text:p>
          </table:table-cell>
          <table:table-cell table:style-name="ce46" office:value-type="percentage" office:value="0.06675" calcext:value-type="percentage">
            <text:p>6,68%</text:p>
          </table:table-cell>
          <table:table-cell table:style-name="ce52" office:value-type="percentage" office:value="0.14701" calcext:value-type="percentage">
            <text:p>14,70%</text:p>
          </table:table-cell>
          <table:table-cell table:style-name="ce52" office:value-type="percentage" office:value="0.22999" calcext:value-type="percentage">
            <text:p>23,00%</text:p>
          </table:table-cell>
          <table:table-cell table:style-name="ce52" office:value-type="percentage" office:value="0.51411" calcext:value-type="percentage">
            <text:p>51,41%</text:p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9"/>
          <table:table-cell table:style-name="ce32" office:value-type="string" calcext:value-type="string">
            <text:p>Mortes Acumuladas</text:p>
          </table:table-cell>
          <table:table-cell table:style-name="ce39" table:formula="of:=SUM([.D8:.G8])" office:value-type="percentage" office:value="0.01445" calcext:value-type="percentage" table:number-columns-spanned="4" table:number-rows-spanned="1">
            <text:p>1,45%</text:p>
          </table:table-cell>
          <table:covered-table-cell table:number-columns-repeated="3" table:style-name="ce43"/>
          <table:table-cell table:style-name="ce47" table:formula="of:=[.H8]+[.I8]" office:value-type="percentage" office:value="0.09445" calcext:value-type="percentage" table:number-columns-spanned="2" table:number-rows-spanned="1">
            <text:p>9,45%</text:p>
          </table:table-cell>
          <table:covered-table-cell table:style-name="ce51"/>
          <table:table-cell table:style-name="ce53" table:formula="of:=SUM([.J8:.L8])" office:value-type="percentage" office:value="0.89111" calcext:value-type="percentage" table:number-columns-spanned="3" table:number-rows-spanned="1">
            <text:p>89,11%</text:p>
          </table:table-cell>
          <table:covered-table-cell table:number-columns-repeated="2" table:style-name="ce59"/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/>
          <table:table-cell table:style-name="ce33" office:value-type="string" calcext:value-type="string">
            <text:p>Mínimo</text:p>
          </table:table-cell>
          <table:table-cell table:style-name="ce41" table:formula="of:=[$Feuille1.B4] * 1/100" office:value-type="percentage" office:value="0.05183569" calcext:value-type="percentage">
            <text:p>5,18%</text:p>
          </table:table-cell>
          <table:table-cell table:style-name="ce41" table:formula="of:=[$Feuille1.C4] * 1/100" office:value-type="percentage" office:value="0.10875034" calcext:value-type="percentage">
            <text:p>10,88%</text:p>
          </table:table-cell>
          <table:table-cell table:style-name="ce41" table:formula="of:=[$Feuille1.D4] * 1/100" office:value-type="percentage" office:value="0.13223184" calcext:value-type="percentage">
            <text:p>13,22%</text:p>
          </table:table-cell>
          <table:table-cell table:style-name="ce41" table:formula="of:=[$Feuille1.E4] * 1/100" office:value-type="percentage" office:value="0.14480679" calcext:value-type="percentage">
            <text:p>14,48%</text:p>
          </table:table-cell>
          <table:table-cell table:style-name="ce49" table:formula="of:=[$Feuille1.F4] * 1/100" office:value-type="percentage" office:value="0.12532614" calcext:value-type="percentage">
            <text:p>12,53%</text:p>
          </table:table-cell>
          <table:table-cell table:style-name="ce49" table:formula="of:=[$Feuille1.G4] * 1/100" office:value-type="percentage" office:value="0.08607643" calcext:value-type="percentage">
            <text:p>8,61%</text:p>
          </table:table-cell>
          <table:table-cell table:style-name="ce55" table:formula="of:=[$Feuille1.H4] * 1/100" office:value-type="percentage" office:value="0.05146398" calcext:value-type="percentage">
            <text:p>5,15%</text:p>
          </table:table-cell>
          <table:table-cell table:style-name="ce55" table:formula="of:=[$Feuille1.I4] * 1/100" office:value-type="percentage" office:value="0.02562206" calcext:value-type="percentage">
            <text:p>2,56%</text:p>
          </table:table-cell>
          <table:table-cell table:style-name="ce55" table:formula="of:=[$Feuille1.J4] * 1/100" office:value-type="percentage" office:value="0.01153271" calcext:value-type="percentage">
            <text:p>1,15%</text:p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/>
          <table:table-cell table:style-name="ce35" office:value-type="string" calcext:value-type="string">
            <text:p>25%</text:p>
          </table:table-cell>
          <table:table-cell table:style-name="ce38" table:formula="of:=[$Feuille1.B5] * 1/100" office:value-type="percentage" office:value="0.06089298" calcext:value-type="percentage">
            <text:p>6,09%</text:p>
          </table:table-cell>
          <table:table-cell table:style-name="ce38" table:formula="of:=[$Feuille1.C5] * 1/100" office:value-type="percentage" office:value="0.1283416" calcext:value-type="percentage">
            <text:p>12,83%</text:p>
          </table:table-cell>
          <table:table-cell table:style-name="ce38" table:formula="of:=[$Feuille1.D5] * 1/100" office:value-type="percentage" office:value="0.14777846" calcext:value-type="percentage">
            <text:p>14,78%</text:p>
          </table:table-cell>
          <table:table-cell table:style-name="ce38" table:formula="of:=[$Feuille1.E5] * 1/100" office:value-type="percentage" office:value="0.16095797" calcext:value-type="percentage">
            <text:p>16,10%</text:p>
          </table:table-cell>
          <table:table-cell table:style-name="ce46" table:formula="of:=[$Feuille1.F5] * 1/100" office:value-type="percentage" office:value="0.15603314" calcext:value-type="percentage">
            <text:p>15,60%</text:p>
          </table:table-cell>
          <table:table-cell table:style-name="ce46" table:formula="of:=[$Feuille1.G5] * 1/100" office:value-type="percentage" office:value="0.11651126" calcext:value-type="percentage">
            <text:p>11,65%</text:p>
          </table:table-cell>
          <table:table-cell table:style-name="ce52" table:formula="of:=[$Feuille1.H5] * 1/100" office:value-type="percentage" office:value="0.07818593" calcext:value-type="percentage">
            <text:p>7,82%</text:p>
          </table:table-cell>
          <table:table-cell table:style-name="ce52" table:formula="of:=[$Feuille1.I5] * 1/100" office:value-type="percentage" office:value="0.04427501" calcext:value-type="percentage">
            <text:p>4,43%</text:p>
          </table:table-cell>
          <table:table-cell table:style-name="ce52" table:formula="of:=[$Feuille1.J5] * 1/100" office:value-type="percentage" office:value="0.02438648" calcext:value-type="percentage">
            <text:p>2,44%</text:p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/>
          <table:table-cell table:style-name="ce33" office:value-type="string" calcext:value-type="string">
            <text:p>Mediana</text:p>
          </table:table-cell>
          <table:table-cell table:style-name="ce41" table:formula="of:=[$Feuille1.B6] * 1/100" office:value-type="percentage" office:value="0.06507138" calcext:value-type="percentage">
            <text:p>6,51%</text:p>
          </table:table-cell>
          <table:table-cell table:style-name="ce41" table:formula="of:=[$Feuille1.C6] * 1/100" office:value-type="percentage" office:value="0.14295409" calcext:value-type="percentage">
            <text:p>14,30%</text:p>
          </table:table-cell>
          <table:table-cell table:style-name="ce41" table:formula="of:=[$Feuille1.D6] * 1/100" office:value-type="percentage" office:value="0.16337427" calcext:value-type="percentage">
            <text:p>16,34%</text:p>
          </table:table-cell>
          <table:table-cell table:style-name="ce41" table:formula="of:=[$Feuille1.E6] * 1/100" office:value-type="percentage" office:value="0.16696846" calcext:value-type="percentage">
            <text:p>16,70%</text:p>
          </table:table-cell>
          <table:table-cell table:style-name="ce49" table:formula="of:=[$Feuille1.F6] * 1/100" office:value-type="percentage" office:value="0.16028173" calcext:value-type="percentage">
            <text:p>16,03%</text:p>
          </table:table-cell>
          <table:table-cell table:style-name="ce49" table:formula="of:=[$Feuille1.G6] * 1/100" office:value-type="percentage" office:value="0.12462838" calcext:value-type="percentage">
            <text:p>12,46%</text:p>
          </table:table-cell>
          <table:table-cell table:style-name="ce55" table:formula="of:=[$Feuille1.H6] * 1/100" office:value-type="percentage" office:value="0.09135643" calcext:value-type="percentage">
            <text:p>9,14%</text:p>
          </table:table-cell>
          <table:table-cell table:style-name="ce55" table:formula="of:=[$Feuille1.I6] * 1/100" office:value-type="percentage" office:value="0.0531044" calcext:value-type="percentage">
            <text:p>5,31%</text:p>
          </table:table-cell>
          <table:table-cell table:style-name="ce55" table:formula="of:=[$Feuille1.J6] * 1/100" office:value-type="percentage" office:value="0.03004158" calcext:value-type="percentage">
            <text:p>3,00%</text:p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/>
          <table:table-cell table:style-name="ce35" office:value-type="string" calcext:value-type="string">
            <text:p>75%</text:p>
          </table:table-cell>
          <table:table-cell table:style-name="ce38" table:formula="of:=[$Feuille1.B7] * 1/100" office:value-type="percentage" office:value="0.07484177" calcext:value-type="percentage">
            <text:p>7,48%</text:p>
          </table:table-cell>
          <table:table-cell table:style-name="ce38" table:formula="of:=[$Feuille1.C7] * 1/100" office:value-type="percentage" office:value="0.15439501" calcext:value-type="percentage">
            <text:p>15,44%</text:p>
          </table:table-cell>
          <table:table-cell table:style-name="ce38" table:formula="of:=[$Feuille1.D7] * 1/100" office:value-type="percentage" office:value="0.18033642" calcext:value-type="percentage">
            <text:p>18,03%</text:p>
          </table:table-cell>
          <table:table-cell table:style-name="ce38" table:formula="of:=[$Feuille1.E7] * 1/100" office:value-type="percentage" office:value="0.17226024" calcext:value-type="percentage">
            <text:p>17,23%</text:p>
          </table:table-cell>
          <table:table-cell table:style-name="ce46" table:formula="of:=[$Feuille1.F7] * 1/100" office:value-type="percentage" office:value="0.16454222" calcext:value-type="percentage">
            <text:p>16,45%</text:p>
          </table:table-cell>
          <table:table-cell table:style-name="ce46" table:formula="of:=[$Feuille1.G7] * 1/100" office:value-type="percentage" office:value="0.12872777" calcext:value-type="percentage">
            <text:p>12,87%</text:p>
          </table:table-cell>
          <table:table-cell table:style-name="ce52" table:formula="of:=[$Feuille1.H7] * 1/100" office:value-type="percentage" office:value="0.10241835" calcext:value-type="percentage">
            <text:p>10,24%</text:p>
          </table:table-cell>
          <table:table-cell table:style-name="ce52" table:formula="of:=[$Feuille1.I7] * 1/100" office:value-type="percentage" office:value="0.06055767" calcext:value-type="percentage">
            <text:p>6,06%</text:p>
          </table:table-cell>
          <table:table-cell table:style-name="ce52" table:formula="of:=[$Feuille1.J7] * 1/100" office:value-type="percentage" office:value="0.03701899" calcext:value-type="percentage">
            <text:p>3,70%</text:p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/>
          <table:table-cell table:style-name="ce36" office:value-type="string" calcext:value-type="string">
            <text:p>Máximo</text:p>
          </table:table-cell>
          <table:table-cell table:style-name="ce41" table:formula="of:=[$Feuille1.B8] * 1/100" office:value-type="percentage" office:value="0.10737411" calcext:value-type="percentage">
            <text:p>10,74%</text:p>
          </table:table-cell>
          <table:table-cell table:style-name="ce41" table:formula="of:=[$Feuille1.C8] * 1/100" office:value-type="percentage" office:value="0.20861108" calcext:value-type="percentage">
            <text:p>20,86%</text:p>
          </table:table-cell>
          <table:table-cell table:style-name="ce41" table:formula="of:=[$Feuille1.D8] * 1/100" office:value-type="percentage" office:value="0.20953234" calcext:value-type="percentage">
            <text:p>20,95%</text:p>
          </table:table-cell>
          <table:table-cell table:style-name="ce41" table:formula="of:=[$Feuille1.E8] * 1/100" office:value-type="percentage" office:value="0.21307907" calcext:value-type="percentage">
            <text:p>21,31%</text:p>
          </table:table-cell>
          <table:table-cell table:style-name="ce49" table:formula="of:=[$Feuille1.F8] * 1/100" office:value-type="percentage" office:value="0.18069746" calcext:value-type="percentage">
            <text:p>18,07%</text:p>
          </table:table-cell>
          <table:table-cell table:style-name="ce49" table:formula="of:=[$Feuille1.G8] * 1/100" office:value-type="percentage" office:value="0.13589537" calcext:value-type="percentage">
            <text:p>13,59%</text:p>
          </table:table-cell>
          <table:table-cell table:style-name="ce55" table:formula="of:=[$Feuille1.H8] * 1/100" office:value-type="percentage" office:value="0.11947573" calcext:value-type="percentage">
            <text:p>11,95%</text:p>
          </table:table-cell>
          <table:table-cell table:style-name="ce55" table:formula="of:=[$Feuille1.I8] * 1/100" office:value-type="percentage" office:value="0.08676353" calcext:value-type="percentage">
            <text:p>8,68%</text:p>
          </table:table-cell>
          <table:table-cell table:style-name="ce55" table:formula="of:=[$Feuille1.J8] * 1/100" office:value-type="percentage" office:value="0.05982858" calcext:value-type="percentage">
            <text:p>5,98%</text:p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9" table:number-columns-repeated="8"/>
          <table:table-cell table:style-name="ce56" table:number-columns-spanned="3" table:number-rows-spanned="1"/>
          <table:covered-table-cell table:number-columns-repeated="2" table:style-name="ce27"/>
          <table:table-cell table:style-name="ce29"/>
          <table:table-cell table:number-columns-repeated="1011"/>
        </table:table-row>
        <table:table-row table:style-name="ro3" table:number-rows-repeated="2">
          <table:table-cell/>
          <table:table-cell table:style-name="ce29" table:number-columns-repeated="12"/>
          <table:table-cell table:number-columns-repeated="1011"/>
        </table:table-row>
        <table:table-row table:style-name="ro6">
          <table:table-cell table:number-columns-repeated="14"/>
          <table:table-cell office:value-type="string" calcext:value-type="string">
            <text:p>'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 table:number-rows-repeated="9">
          <table:table-cell table:number-columns-repeated="11"/>
          <table:table-cell table:style-name="ce27"/>
          <table:table-cell table:number-columns-repeated="1012"/>
        </table:table-row>
        <table:table-row table:style-name="ro6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ira Sans Condensed" svg:font-family="'Fira Sans Condensed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4:32:21.3479606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2:12:10.024393223</meta:creation-date>
    <dc:date>2022-04-16T15:06:11.974993150</dc:date>
    <meta:editing-duration>PT33M23S</meta:editing-duration>
    <meta:editing-cycles>9</meta:editing-cycles>
    <meta:generator>LibreOffice/7.2.6.2$Linux_X86_64 LibreOffice_project/20$Build-2</meta:generator>
    <meta:document-statistic meta:table-count="3" meta:cell-count="178" meta:object-count="0"/>
  </office:meta>
</office:document-meta>
</file>